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924in" fo:margin-left="0.066in" fo:margin-top="0in" fo:margin-bottom="0in" table:align="left" style:writing-mode="page"/>
    </style:style>
    <style:style style:name="Table1.A" style:family="table-column">
      <style:table-column-properties style:column-width="0.3854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1.1278in"/>
    </style:style>
    <style:style style:name="Table1.D" style:family="table-column">
      <style:table-column-properties style:column-width="1.1229in"/>
    </style:style>
    <style:style style:name="Table1.E" style:family="table-column">
      <style:table-column-properties style:column-width="1.7507in"/>
    </style:style>
    <style:style style:name="Table1.F" style:family="table-column">
      <style:table-column-properties style:column-width="0.8757in"/>
    </style:style>
    <style:style style:name="Table1.1" style:family="table-row">
      <style:table-row-properties style:min-row-height="0.4826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5444in" fo:keep-together="auto"/>
    </style:style>
    <style:style style:name="Table1.A2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3" style:family="table-row">
      <style:table-row-properties style:min-row-height="0.6757in" fo:keep-together="auto"/>
    </style:style>
    <style:style style:name="Table1.A3" style:family="table-cell">
      <style:table-cell-properties style:vertical-align="middle"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B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C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D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F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B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C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D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F6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Text_20_body" style:master-page-name="Standard">
      <style:paragraph-properties fo:margin-left="0.2311in" fo:margin-right="0.622in" fo:margin-top="0.0425in" fo:margin-bottom="0in" style:contextual-spacing="false" fo:text-align="center" style:justify-single-word="false" style:page-number="auto"/>
      <style:text-properties fo:letter-spacing="-0.0016in"/>
    </style:style>
    <style:style style:name="P2" style:family="paragraph" style:parent-style-name="Standard"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margin-top="0.0339in" fo:margin-bottom="0.0008in" style:contextual-spacing="false"/>
      <style:text-properties fo:font-size="10pt" fo:font-weight="bold" style:font-size-asian="10pt" style:font-weight-asian="bold"/>
    </style:style>
    <style:style style:name="P4" style:family="paragraph" style:parent-style-name="Table_20_Paragraph">
      <style:paragraph-properties fo:margin-left="0.0055in" fo:margin-right="0.0008in" fo:margin-top="0.1134in" fo:margin-bottom="0in" style:contextual-spacing="false" fo:text-align="center" style:justify-single-word="false"/>
    </style:style>
    <style:style style:name="P5" style:family="paragraph" style:parent-style-name="Table_20_Paragraph">
      <style:paragraph-properties fo:margin-left="0.2528in" fo:margin-top="0.1299in" fo:margin-bottom="0in" style:contextual-spacing="false"/>
    </style:style>
    <style:style style:name="P6" style:family="paragraph" style:parent-style-name="Table_20_Paragraph">
      <style:paragraph-properties fo:margin-left="0.002in" fo:margin-top="0.1299in" fo:margin-bottom="0in" style:contextual-spacing="false" fo:text-align="center" style:justify-single-word="false"/>
    </style:style>
    <style:style style:name="P7" style:family="paragraph" style:parent-style-name="Table_20_Paragraph">
      <style:paragraph-properties fo:margin-left="0.002in" fo:margin-right="0.002in" fo:margin-top="0.1299in" fo:margin-bottom="0in" style:contextual-spacing="false" fo:text-align="center" style:justify-single-word="false"/>
    </style:style>
    <style:style style:name="P8" style:family="paragraph" style:parent-style-name="Table_20_Paragraph">
      <style:paragraph-properties fo:margin-left="0.2189in" fo:margin-top="0.0181in" fo:margin-bottom="0in" style:contextual-spacing="false" fo:text-indent="-0.1102in" style:auto-text-indent="false"/>
    </style:style>
    <style:style style:name="P9" style:family="paragraph" style:parent-style-name="Table_20_Paragraph">
      <style:paragraph-properties fo:margin-left="0.0882in" fo:margin-top="0.1299in" fo:margin-bottom="0in" style:contextual-spacing="false"/>
    </style:style>
    <style:style style:name="P10" style:family="paragraph" style:parent-style-name="Table_20_Paragraph">
      <style:paragraph-properties fo:margin-left="0.0055in" fo:text-align="center" style:justify-single-word="false"/>
    </style:style>
    <style:style style:name="P11" style:family="paragraph" style:parent-style-name="Table_20_Paragraph">
      <style:paragraph-properties fo:margin-left="0.0744in"/>
      <style:text-properties officeooo:rsid="001f1e4c" officeooo:paragraph-rsid="001f1e4c"/>
    </style:style>
    <style:style style:name="P12" style:family="paragraph" style:parent-style-name="Table_20_Paragraph">
      <style:text-properties fo:font-size="14pt" fo:font-weight="bold" style:font-size-asian="14pt" style:font-weight-asian="bold"/>
    </style:style>
    <style:style style:name="P13" style:family="paragraph" style:parent-style-name="Table_20_Paragraph">
      <style:paragraph-properties fo:margin-left="0.002in" fo:text-align="center" style:justify-single-word="false"/>
    </style:style>
    <style:style style:name="P14" style:family="paragraph" style:parent-style-name="Table_20_Paragraph">
      <style:paragraph-properties fo:margin-left="0.002in" fo:margin-right="0.002in" fo:text-align="center" style:justify-single-word="false"/>
    </style:style>
    <style:style style:name="P15" style:family="paragraph" style:parent-style-name="Table_20_Paragraph">
      <style:text-properties fo:font-size="14pt" style:font-size-asian="14pt"/>
    </style:style>
    <style:style style:name="P16" style:family="paragraph" style:parent-style-name="Table_20_Paragraph">
      <style:paragraph-properties fo:margin-left="0.0744in" fo:margin-right="0.0161in"/>
      <style:text-properties officeooo:rsid="00211338" officeooo:paragraph-rsid="00211338"/>
    </style:style>
    <style:style style:name="P17" style:family="paragraph" style:parent-style-name="Table_20_Paragraph">
      <style:paragraph-properties fo:margin-left="0in" fo:margin-top="0.1299in" fo:margin-bottom="0in" style:contextual-spacing="false" fo:text-align="center" style:justify-single-word="false" fo:text-indent="0in" style:auto-text-indent="false"/>
    </style:style>
    <style:style style:name="P18" style:family="paragraph" style:parent-style-name="Table_20_Paragraph">
      <style:paragraph-properties fo:margin-left="0.0744in" fo:margin-top="0.0181in" fo:margin-bottom="0in" style:contextual-spacing="false"/>
      <style:text-properties officeooo:rsid="0022c540" officeooo:paragraph-rsid="0022c540"/>
    </style:style>
    <style:style style:name="P19" style:family="paragraph" style:parent-style-name="Table_20_Paragraph">
      <style:paragraph-properties fo:margin-left="0.002in" fo:margin-top="0.1299in" fo:margin-bottom="0in" style:contextual-spacing="false" fo:text-align="center" style:justify-single-word="false"/>
      <style:text-properties officeooo:rsid="0022c540" officeooo:paragraph-rsid="0022c540"/>
    </style:style>
    <style:style style:name="P20" style:family="paragraph" style:parent-style-name="Table_20_Paragraph">
      <style:paragraph-properties fo:margin-left="0.0055in" fo:margin-top="0.1299in" fo:margin-bottom="0in" style:contextual-spacing="false" fo:text-align="center" style:justify-single-word="false"/>
      <style:text-properties fo:font-size="14pt" officeooo:rsid="0022c540" officeooo:paragraph-rsid="0022c540" style:font-size-asian="14pt"/>
    </style:style>
    <style:style style:name="P21" style:family="paragraph" style:parent-style-name="Table_20_Paragraph">
      <style:paragraph-properties fo:margin-left="0.0744in" fo:margin-top="0.0181in" fo:margin-bottom="0in" style:contextual-spacing="false"/>
      <style:text-properties fo:font-size="14pt" officeooo:rsid="0022c540" officeooo:paragraph-rsid="0022c540" style:font-size-asian="14pt"/>
    </style:style>
    <style:style style:name="P22" style:family="paragraph" style:parent-style-name="Table_20_Paragraph">
      <style:paragraph-properties fo:margin-left="0.002in" fo:margin-top="0.1299in" fo:margin-bottom="0in" style:contextual-spacing="false" fo:text-align="center" style:justify-single-word="false"/>
      <style:text-properties fo:font-size="14pt" officeooo:rsid="0022c540" officeooo:paragraph-rsid="0022c540" style:font-size-asian="14pt"/>
    </style:style>
    <style:style style:name="P23" style:family="paragraph" style:parent-style-name="Standard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margin-top="0.0929in" fo:margin-bottom="0in" style:contextual-spacing="false"/>
      <style:text-properties fo:font-size="14pt" fo:font-weight="bold" style:font-size-asian="14pt" style:font-weight-asian="bold"/>
    </style:style>
    <style:style style:name="P25" style:family="paragraph" style:parent-style-name="Text_20_body">
      <style:paragraph-properties fo:margin-left="0.622in" fo:margin-right="0.3909in" fo:margin-top="0in" fo:margin-bottom="0in" style:contextual-spacing="false" fo:text-align="center" style:justify-single-word="false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letter-spacing="-0.0035in" style:font-size-asian="14pt"/>
    </style:style>
    <style:style style:name="T4" style:family="text">
      <style:text-properties fo:font-size="14pt" fo:letter-spacing="-0.0075in" style:font-size-asian="14pt"/>
    </style:style>
    <style:style style:name="T5" style:family="text">
      <style:text-properties fo:font-size="14pt" fo:letter-spacing="-0.0028in" style:font-size-asian="14pt"/>
    </style:style>
    <style:style style:name="T6" style:family="text">
      <style:text-properties fo:font-size="14pt" fo:letter-spacing="-0.0091in" style:font-size-asian="14pt"/>
    </style:style>
    <style:style style:name="T7" style:family="text">
      <style:text-properties fo:font-size="14pt" fo:letter-spacing="-0.0016in" style:font-size-asian="14pt"/>
    </style:style>
    <style:style style:name="T8" style:family="text">
      <style:text-properties fo:font-size="14pt" fo:letter-spacing="-0.0071in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etter-spacing="-0.0016in" officeooo:rsid="001f1e4c" style:font-size-asian="14pt"/>
    </style:style>
    <style:style style:name="T11" style:family="text">
      <style:text-properties fo:font-size="14pt" fo:letter-spacing="-0.0016in" officeooo:rsid="00211338" style:font-size-asian="14pt"/>
    </style:style>
    <style:style style:name="T12" style:family="text">
      <style:text-properties fo:letter-spacing="-0.0016in"/>
    </style:style>
    <style:style style:name="T13" style:family="text">
      <style:text-properties fo:letter-spacing="-0.0016in" officeooo:rsid="0026cd3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Index</text:p>
        <text:p text:style-name="P2" loext:marker-style-name="T1"/>
        <text:p text:style-name="P2" loext:marker-style-name="T1"/>
        <text:p text:style-name="P3" loext:marker-style-name="T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office:value-type="string">
              <text:p text:style-name="P4" loext:marker-style-name="T2"><text:span text:style-name="T3">SL</text:span><text:span text:style-name="T3"/></text:p>
            </table:table-cell>
            <table:table-cell table:style-name="Table1.A1" office:value-type="string">
              <text:p text:style-name="P5" loext:marker-style-name="T2"><text:span text:style-name="T2">Experiment</text:span><text:span text:style-name="T4"> </text:span><text:span text:style-name="T5">Name</text:span></text:p>
            </table:table-cell>
            <table:table-cell table:style-name="Table1.A1" office:value-type="string">
              <text:p text:style-name="P6" loext:marker-style-name="T2"><text:span text:style-name="T2">Experiment</text:span><text:span text:style-name="T4"> </text:span><text:span text:style-name="T5">Date</text:span></text:p>
            </table:table-cell>
            <table:table-cell table:style-name="Table1.A1" office:value-type="string">
              <text:p text:style-name="P7" loext:marker-style-name="T2"><text:span text:style-name="T2">Submission</text:span><text:span text:style-name="T6"> </text:span><text:span text:style-name="T5">Date</text:span></text:p>
            </table:table-cell>
            <table:table-cell table:style-name="Table1.A1" office:value-type="string">
              <text:p text:style-name="P8" loext:marker-style-name="T2"><text:span text:style-name="T7">Obtained Marks</text:span><text:span text:style-name="T7"/></text:p>
            </table:table-cell>
            <table:table-cell table:style-name="Table1.A1" office:value-type="string">
              <text:p text:style-name="P9" loext:marker-style-name="T2"><text:span text:style-name="T7">Remarks</text:span><text:span text:style-name="T7"/></text:p>
            </table:table-cell>
          </table:table-row>
          <table:table-row table:style-name="Table1.2">
            <table:table-cell table:style-name="Table1.A2" office:value-type="string">
              <text:p text:style-name="P10" loext:marker-style-name="T2"><text:span text:style-name="T8">1</text:span></text:p>
            </table:table-cell>
            <table:table-cell table:style-name="Table1.A1" office:value-type="string">
              <text:p text:style-name="P11" loext:marker-style-name="T2"><text:span text:style-name="T5">Introduction to HTML Tags</text:span></text:p>
            </table:table-cell>
            <table:table-cell table:style-name="Table1.A1" office:value-type="string">
              <text:p text:style-name="P12" loext:marker-style-name="T9"/>
              <text:p text:style-name="P13" loext:marker-style-name="T2"><text:span text:style-name="T10">28</text:span><text:span text:style-name="T7">/07/2025</text:span></text:p>
            </table:table-cell>
            <table:table-cell table:style-name="Table1.A1" office:value-type="string">
              <text:p text:style-name="P12" loext:marker-style-name="T9"/>
              <text:p text:style-name="P14" loext:marker-style-name="T2"><text:span text:style-name="T10">04</text:span><text:span text:style-name="T7">/08/2025</text:span></text:p>
            </table:table-cell>
            <table:table-cell table:style-name="Table1.A1" office:value-type="string">
              <text:p text:style-name="P15" loext:marker-style-name="T2"/>
            </table:table-cell>
            <table:table-cell table:style-name="Table1.A1" office:value-type="string">
              <text:p text:style-name="P15" loext:marker-style-name="T2"/>
            </table:table-cell>
          </table:table-row>
          <table:table-row table:style-name="Table1.3">
            <table:table-cell table:style-name="Table1.A3" office:value-type="string">
              <text:p text:style-name="P10" loext:marker-style-name="T2"><text:span text:style-name="T8">2</text:span></text:p>
            </table:table-cell>
            <table:table-cell table:style-name="Table1.A1" office:value-type="string">
              <text:p text:style-name="P16" loext:marker-style-name="T2"><text:span text:style-name="T7">Application of Various Kinds of HTML Attributes</text:span></text:p>
            </table:table-cell>
            <table:table-cell table:style-name="Table1.A1" office:value-type="string">
              <text:p text:style-name="P12" loext:marker-style-name="T9"/>
              <text:p text:style-name="P13" loext:marker-style-name="T2"><text:span text:style-name="T7">0</text:span><text:span text:style-name="T11">4</text:span><text:span text:style-name="T7">/08/2025</text:span></text:p>
            </table:table-cell>
            <table:table-cell table:style-name="Table1.A1" office:value-type="string">
              <text:p text:style-name="P12" loext:marker-style-name="T9"/>
              <text:p text:style-name="P14" loext:marker-style-name="T2"><text:span text:style-name="T7">1</text:span><text:span text:style-name="T11">1</text:span><text:span text:style-name="T7">/08/2025</text:span></text:p>
            </table:table-cell>
            <table:table-cell table:style-name="Table1.A1" office:value-type="string">
              <text:p text:style-name="P15" loext:marker-style-name="T2"/>
            </table:table-cell>
            <table:table-cell table:style-name="Table1.A1" office:value-type="string">
              <text:p text:style-name="P15" loext:marker-style-name="T2"/>
            </table:table-cell>
          </table:table-row>
          <table:table-row table:style-name="Table1.1">
            <table:table-cell table:style-name="Table1.A3" office:value-type="string">
              <text:p text:style-name="P17" loext:marker-style-name="T2"><text:span text:style-name="T8">3</text:span></text:p>
            </table:table-cell>
            <table:table-cell table:style-name="Table1.A1" office:value-type="string">
              <text:p text:style-name="P18" loext:marker-style-name="T2"><text:span text:style-name="T2">Application of HTML Table</text:span></text:p>
            </table:table-cell>
            <table:table-cell table:style-name="Table1.A1" office:value-type="string">
              <text:p text:style-name="P19" loext:marker-style-name="T2"><text:span text:style-name="T7">11/08/2025</text:span></text:p>
            </table:table-cell>
            <table:table-cell table:style-name="Table1.A1" office:value-type="string">
              <text:p text:style-name="P19" loext:marker-style-name="T2"><text:span text:style-name="T7">18/08/2025</text:span></text:p>
            </table:table-cell>
            <table:table-cell table:style-name="Table1.A1" office:value-type="string">
              <text:p text:style-name="P15" loext:marker-style-name="T2"/>
            </table:table-cell>
            <table:table-cell table:style-name="Table1.A1" office:value-type="string">
              <text:p text:style-name="P15" loext:marker-style-name="T2"/>
            </table:table-cell>
          </table:table-row>
          <table:table-row table:style-name="Table1.1">
            <table:table-cell table:style-name="Table1.A3" office:value-type="string">
              <text:p text:style-name="P20" loext:marker-style-name="T2">4</text:p>
            </table:table-cell>
            <table:table-cell table:style-name="Table1.B5" office:value-type="string">
              <text:p text:style-name="P21" loext:marker-style-name="T2">Application of HTML div and CSS Flexbox</text:p>
            </table:table-cell>
            <table:table-cell table:style-name="Table1.C5" office:value-type="string">
              <text:p text:style-name="P22" loext:marker-style-name="T2">18/08/2025</text:p>
            </table:table-cell>
            <table:table-cell table:style-name="Table1.D5" office:value-type="string">
              <text:p text:style-name="P22" loext:marker-style-name="T2">25/08/2025</text:p>
            </table:table-cell>
            <table:table-cell table:style-name="Table1.E5" office:value-type="string">
              <text:p text:style-name="P15" loext:marker-style-name="T2"/>
            </table:table-cell>
            <table:table-cell table:style-name="Table1.F5" office:value-type="string">
              <text:p text:style-name="P15" loext:marker-style-name="T2"/>
            </table:table-cell>
          </table:table-row>
          <table:table-row table:style-name="Table1.1">
            <table:table-cell table:style-name="Table1.A3" office:value-type="string">
              <text:p text:style-name="P20" loext:marker-style-name="T2">5</text:p>
            </table:table-cell>
            <table:table-cell table:style-name="Table1.B6" office:value-type="string">
              <text:p text:style-name="P21" loext:marker-style-name="T2">Implementation of HTML Forms</text:p>
            </table:table-cell>
            <table:table-cell table:style-name="Table1.C6" office:value-type="string">
              <text:p text:style-name="P22" loext:marker-style-name="T2">25/08/2025</text:p>
            </table:table-cell>
            <table:table-cell table:style-name="Table1.D6" office:value-type="string">
              <text:p text:style-name="P22" loext:marker-style-name="T2">01/09/2025</text:p>
            </table:table-cell>
            <table:table-cell table:style-name="Table1.E6" office:value-type="string">
              <text:p text:style-name="P15" loext:marker-style-name="T2"/>
            </table:table-cell>
            <table:table-cell table:style-name="Table1.F6" office:value-type="string">
              <text:p text:style-name="P15" loext:marker-style-name="T2"/>
            </table:table-cell>
          </table:table-row>
        </table:table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3" loext:marker-style-name="T9"/>
        <text:p text:style-name="P24" loext:marker-style-name="T9"/>
        <text:p text:style-name="P25"><text:span text:style-name="T12">Inde</text:span><text:span text:style-name="T13">x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445in" fo:margin-bottom="0.1945in" fo:margin-left="0.689in" fo:margin-right="0.295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445in" fo:margin-bottom="0.1945in" fo:margin-left="0.689in" fo:margin-right="0.2953in" style:writing-mode="lr-tb" style:layout-grid-color="#c0c0c0" style:layout-grid-lines="2680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3335in" fo:margin-bottom="0.1945in" fo:margin-left="0.689in" fo:margin-right="0.2953in" style:writing-mode="lr-tb" style:layout-grid-color="#c0c0c0" style:layout-grid-lines="2581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Zarif Ahnaf Dhrubo (CSE-17)</meta:initial-creator>
    <meta:editing-cycles>7</meta:editing-cycles>
    <meta:creation-date>2025-11-05T22:28:00</meta:creation-date>
    <dc:date>2025-11-06T04:33:25.113169700</dc:date>
    <meta:editing-duration>PT5M43S</meta:editing-duration>
    <meta:generator>LibreOffice/25.2.6.2$Windows_X86_64 LibreOffice_project/729c5bfe710f5eb71ed3bbde9e06a6065e9c6c5d</meta:generator>
    <meta:document-statistic meta:table-count="1" meta:image-count="0" meta:object-count="0" meta:page-count="1" meta:paragraph-count="28" meta:word-count="53" meta:character-count="347" meta:non-whitespace-character-count="322"/>
    <meta:user-defined meta:name="AppVersion">16.0000</meta:user-defined>
    <meta:user-defined meta:name="Created" meta:value-type="date">2025-11-06T00:00:00</meta:user-defined>
    <meta:user-defined meta:name="Creator">Microsoft® Word LTSC</meta:user-defined>
    <meta:user-defined meta:name="LastSaved" meta:value-type="date">2025-11-05T00:00:00</meta:user-defined>
    <meta:user-defined meta:name="Producer" meta:value-type="string">Microsoft® Word LTSC</meta:user-defined>
    <meta:template xlink:type="simple" xlink:actuate="onRequest" xlink:title="Normal.dotm" xlink:href=""/>
  </office:meta>
</office:document-meta>
</file>